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office:value-type="float" office:value="9.5" calcext:value-type="float">
            <text:p>9.5</text:p>
          </table:table-cell>
          <table:table-cell table:number-columns-repeated="1018"/>
        </table:table-row>
        <table:table-row table:style-name="ro9">
          <table:table-cell table:style-name="ce2" office:value-type="date" office:date-value="2018-08-29" calcext:value-type="date">
            <text:p>08/29/18</text:p>
          </table:table-cell>
          <table:table-cell table:style-name="ce4" office:value-type="string" calcext:value-type="string">
            <text:p>Ran into plenty of issues getting Spark to convert datetime. Then ran into issues with Dask. Finally generated a model on 300k calls and tested on 200k. R2 score of .999 so we probably have a multicollinerarity problem. Need to move on though.</text:p>
          </table:table-cell>
          <table:table-cell office:value-type="string" calcext:value-type="string">
            <text:p>pySpark and finish model, possibly write code to do SoQL pulls and put in small database to test model on.</text:p>
          </table:table-cell>
          <table:table-cell office:value-type="string" calcext:value-type="string">
            <text:p>In=0800, <text:s text:c="9"/>lunch=20mins, <text:s/>out=1920</text:p>
          </table:table-cell>
          <table:table-cell office:value-type="string" calcext:value-type="string">
            <text:p>Did a poor job of following Pomodoro, maybe 2-1 on/off</text:p>
          </table:table-cell>
          <table:table-cell office:value-type="float" office:value="10" calcext:value-type="float">
            <text:p>10</text:p>
          </table:table-cell>
          <table:table-cell table:number-columns-repeated="1018"/>
        </table:table-row>
        <table:table-row table:style-name="ro10">
          <table:table-cell table:style-name="ce2" office:value-type="date" office:date-value="2018-08-30" calcext:value-type="date">
            <text:p>08/30/18</text:p>
          </table:table-cell>
          <table:table-cell table:style-name="ce4" office:value-type="string" calcext:value-type="string">
            <text:p>Did some plotting and learned more plotly &amp; folium. Put code in class for easier plotting later on. Still an issue with subplotting. May find it easier to create a for loop with the subplotting!</text:p>
          </table:table-cell>
          <table:table-cell office:value-type="string" calcext:value-type="string">
            <text:p>Clean up code run tests against pickel model</text:p>
          </table:table-cell>
          <table:table-cell office:value-type="string" calcext:value-type="string">
            <text:p>In=0830, <text:s text:c="9"/>lunch=60mins, <text:s/>out=1800</text:p>
          </table:table-cell>
          <table:table-cell office:value-type="string" calcext:value-type="string">
            <text:p>good pomodoro</text:p>
          </table:table-cell>
          <table:table-cell office:value-type="float" office:value="8.5" calcext:value-type="float">
            <text:p>8.5</text:p>
          </table:table-cell>
          <table:table-cell table:number-columns-repeated="1018"/>
        </table:table-row>
        <table:table-row table:style-name="ro6">
          <table:table-cell table:style-name="ce2" office:value-type="date" office:date-value="2018-08-31" calcext:value-type="date">
            <text:p>08/31/18</text:p>
          </table:table-cell>
          <table:table-cell table:style-name="ce4" office:value-type="string" calcext:value-type="string">
            <text:p>Wrote up my MVP. Still couldn’t get model to open and test against. Will need to work on this weekend to ensure is workable.</text:p>
          </table:table-cell>
          <table:table-cell office:value-type="string" calcext:value-type="string">
            <text:p>Visualization</text:p>
          </table:table-cell>
          <table:table-cell office:value-type="string" calcext:value-type="string">
            <text:p>In=0840, <text:s text:c="9"/>lunch=2, <text:s text:c="9"/>out=1600</text:p>
          </table:table-cell>
          <table:table-cell office:value-type="string" calcext:value-type="string">
            <text:p>decent pomodoro</text:p>
          </table:table-cell>
          <table:table-cell table:number-columns-repeated="1019"/>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office:value-type="string" calcext:value-type="string">
            <text:p>Found a few bootstrap possibilities</text:p>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0">
          <table:table-cell table:style-name="ce2" office:value-type="date" office:date-value="2018-09-04" calcext:value-type="date">
            <text:p>09/04/18</text:p>
          </table:table-cell>
          <table:table-cell table:style-name="ce4" office:value-type="string" calcext:value-type="string">
            <text:p>Fixed Git commit issue. Completed predictions framework and deployed to download to SQL table. Also found DBSCAN for measuring distance to find potential ‘flag’ locations for noise complaints. Need to look into doing a few more of these. </text:p>
          </table:table-cell>
          <table:table-cell/>
          <table:table-cell office:value-type="string" calcext:value-type="string">
            <text:p>In=0830, <text:s text:c="9"/>lunch=60mins, <text:s/>out=1730</text:p>
          </table:table-cell>
          <table:table-cell table:number-columns-repeated="1020"/>
        </table:table-row>
        <table:table-row table:style-name="ro1">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2">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4">00/00/0000</text:date>, <text:time style:data-style-name="N2" text:time-value="16:30:12.0614697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9-04T17:28:33.525184088</dc:date>
    <meta:editing-duration>PT2H10M7S</meta:editing-duration>
    <meta:editing-cycles>9</meta:editing-cycles>
    <meta:document-statistic meta:table-count="1" meta:cell-count="72" meta:object-count="0"/>
  </office:meta>
</office:document-meta>
</file>